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764cm" svg:stroke-color="#000000" draw:marker-start-width="2.749cm" draw:marker-end-width="2.749cm" svg:stroke-linecap="round" draw:textarea-vertical-align="middle" fo:padding-top="0.91cm" fo:padding-bottom="0.91cm" fo:padding-left="1.035cm" fo:padding-right="1.035cm"/>
    </style:style>
    <style:style style:name="gr2" style:family="graphic" style:parent-style-name="objectwithoutfill">
      <style:graphic-properties svg:stroke-width="1.764cm" svg:stroke-color="#000000" draw:marker-start-width="2.749cm" draw:marker-end-width="2.749cm" svg:stroke-linecap="round" draw:fill="none" draw:textarea-vertical-align="middle" fo:padding-top="0.91cm" fo:padding-bottom="0.91cm" fo:padding-left="1.035cm" fo:padding-right="1.0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3.266cm" svg:height="13.262cm" svg:x="0.952cm" svg:y="11.185cm" draw:kind="arc" draw:start-angle="134.97" draw:end-angle="315">
            <text:p/>
          </draw:ellipse>
          <draw:ellipse draw:style-name="gr1" draw:text-style-name="P1" draw:layer="layout" svg:width="8.844cm" svg:height="8.842cm" draw:transform="rotate (-3.14159265358979) translate (21.329cm 9.794cm)" draw:kind="arc" draw:start-angle="134.96" draw:end-angle="315">
            <text:p/>
          </draw:ellipse>
          <draw:line draw:style-name="gr2" draw:text-style-name="P2" draw:layer="layout" svg:x1="2.898cm" svg:y1="13.127cm" svg:x2="14.162cm" svg:y2="1.866cm">
            <text:p/>
          </draw:line>
          <draw:circle draw:style-name="gr1" draw:text-style-name="P1" draw:layer="layout" svg:width="4.422cm" svg:height="4.421cm" svg:x="5.375cm" svg:y="15.604cm" draw:kind="arc" draw:start-angle="135" draw:end-angle="315.02">
            <text:p/>
          </draw:circle>
          <draw:line draw:style-name="gr2" draw:text-style-name="P2" draw:layer="layout" svg:x1="9.149cm" svg:y1="19.377cm" svg:x2="20.03cm" svg:y2="8.499cm">
            <text:p/>
          </draw:line>
          <draw:line draw:style-name="gr2" draw:text-style-name="P2" draw:layer="layout" svg:x1="6.024cm" svg:y1="16.252cm" svg:x2="10.86cm" svg:y2="11.417cm">
            <text:p/>
          </draw:line>
          <draw:line draw:style-name="gr2" draw:text-style-name="P2" draw:layer="layout" svg:x1="12.275cm" svg:y1="22.502cm" svg:x2="17.111cm" svg:y2="17.66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6:32:29.365962805</meta:creation-date>
    <dc:date>2022-01-30T19:48:42.045721134</dc:date>
    <meta:editing-duration>PT16M27S</meta:editing-duration>
    <meta:editing-cycles>3</meta:editing-cycles>
    <meta:generator>LibreOffice/7.3.0.2$Linux_X86_64 LibreOffice_project/30$Build-2</meta:generator>
    <meta:document-statistic meta:object-count="8"/>
  </office:meta>
</office:document-meta>
</file>